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Ing. Hugo Zuñiga Barragán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Normal">18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>03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Becerril Olivar Axel DANIEL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/>
            <text:p text:style-name="Normal">26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  <text:p text:style-name="Normal">06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20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01/03/20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xel Olivar</dc:creator>
    <meta:creation-date>2020-03-02T04:09:00Z</meta:creation-date>
    <dc:date>2020-03-02T04:09:00Z</dc:date>
    <meta:template xlink:href="Normal" xlink:type="simple"/>
    <meta:editing-cycles>2</meta:editing-cycles>
    <meta:editing-duration>PT0S</meta:editing-duration>
    <meta:document-statistic meta:page-count="1" meta:paragraph-count="1" meta:word-count="73" meta:character-count="476" meta:row-count="3" meta:non-whitespace-character-count="404"/>
  </office:meta>
</office:document-meta>
</file>